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5db5" officeooo:paragraph-rsid="000761ba"/>
    </style:style>
    <style:style style:name="P2" style:family="paragraph" style:parent-style-name="Standard">
      <style:text-properties officeooo:rsid="00175260" officeooo:paragraph-rsid="0008ca3a"/>
    </style:style>
    <style:style style:name="P3" style:family="paragraph" style:parent-style-name="Standard">
      <style:text-properties officeooo:rsid="0019fa3e" officeooo:paragraph-rsid="0008ca3a"/>
    </style:style>
    <style:style style:name="P4" style:family="paragraph" style:parent-style-name="Standard">
      <style:text-properties officeooo:paragraph-rsid="0008ad9f"/>
    </style:style>
    <style:style style:name="P5" style:family="paragraph" style:parent-style-name="Standard">
      <style:text-properties officeooo:rsid="0008ca3a" officeooo:paragraph-rsid="0008ca3a"/>
    </style:style>
    <style:style style:name="P6" style:family="paragraph" style:parent-style-name="Standard">
      <style:text-properties officeooo:rsid="0009bd97" officeooo:paragraph-rsid="0009bd97"/>
    </style:style>
    <style:style style:name="T1" style:family="text">
      <style:text-properties officeooo:rsid="00187e2f"/>
    </style:style>
    <style:style style:name="T2" style:family="text">
      <style:text-properties officeooo:rsid="0008ad9f"/>
    </style:style>
    <style:style style:name="T3" style:family="text">
      <style:text-properties officeooo:rsid="0008ca3a"/>
    </style:style>
    <style:style style:name="T4" style:family="text">
      <style:text-properties style:text-position="super 58%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coding/Decoding <text:span text:style-name="T1">Website</text:span></text:p>
      <text:p text:style-name="P4"><text:span text:style-name="T2">Test Specifications</text:span></text:p>
      <text:p text:style-name="P3">Published: <text:date style:data-style-name="N76" text:date-value="2020-11-10T00:24:27.047000164">November 10, 2020</text:date></text:p>
      <text:p text:style-name="P2">Updated: N/A</text:p>
      <text:p text:style-name="P2">This document is available under the GNU Affero General Public License v3.0</text:p>
      <text:p text:style-name="P2"/>
      <text:p text:style-name="P5">Overview</text:p>
      <text:p text:style-name="P5"/>
      <text:p text:style-name="P6">Seleniu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0T00:16:41.091000000</meta:creation-date>
    <dc:date>2020-11-10T00:24:26.931000000</dc:date>
    <meta:editing-duration>PT7M44S</meta:editing-duration>
    <meta:editing-cycles>4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7" meta:word-count="22" meta:character-count="166" meta:non-whitespace-character-count="151"/>
  </office:meta>
</office:document-meta>
</file>